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2cm" svg:stroke-color="#000000" draw:stroke-linejoin="round" svg:stroke-linecap="butt" draw:fill="none" fo:padding-top="0.016cm" fo:padding-bottom="0.016cm" fo:padding-left="0.016cm" fo:padding-right="0.016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7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10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4.68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4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4.68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32cm" svg:stroke-color="#000000" draw:stroke-linejoin="round" svg:stroke-linecap="butt" draw:fill="solid" draw:fill-color="#000000" fo:padding-top="0.016cm" fo:padding-bottom="0.016cm" fo:padding-left="0.016cm" fo:padding-right="0.016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34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4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46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44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30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0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9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47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131cm" fo:padding-top="0cm" fo:padding-bottom="0cm" fo:padding-left="0cm" fo:padding-right="0cm"/>
    </style:style>
    <style:style style:name="gr17" style:family="graphic" style:parent-style-name="standard">
      <style:graphic-properties draw:stroke="none" svg:stroke-width="0.044cm" draw:stroke-linejoin="miter" draw:fill="solid" draw:fill-color="#ffffff"/>
    </style:style>
    <style:style style:name="gr18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.6000003814697pt" style:font-size-asian="12.6000003814697pt" style:font-size-complex="12.6000003814697pt"/>
    </style:style>
    <style:style style:name="P4" style:family="paragraph">
      <loext:graphic-properties draw:fill="none"/>
      <style:text-properties fo:font-size="15.1000003814697pt" style:font-size-asian="15.1000003814697pt" style:font-size-complex="15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7" style:family="paragraph">
      <loext:graphic-properties draw:fill="none"/>
      <style:paragraph-properties fo:text-align="start" style:writing-mode="lr-tb"/>
      <style:text-properties fo:font-size="8.69999980926514pt" style:font-size-asian="8.69999980926514pt" style:font-size-complex="8.69999980926514pt"/>
    </style:style>
    <style:style style:name="P8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9" style:family="paragraph">
      <loext:graphic-properties draw:fill="solid" draw:fill-color="#ffffff"/>
    </style:style>
    <style:style style:name="T1" style:family="text">
      <style:text-properties fo:color="#000000" style:font-name="Computer Modern" fo:font-size="12.6000003814697pt" style:font-size-asian="12.6000003814697pt" style:font-name-complex="Computer Modern" style:font-size-complex="12.6000003814697pt"/>
    </style:style>
    <style:style style:name="T2" style:family="text">
      <style:text-properties fo:color="#000000" style:font-name="Computer Modern" fo:font-size="12.6000003814697pt" fo:font-style="italic" style:font-size-asian="12.6000003814697pt" style:font-name-complex="Computer Modern" style:font-size-complex="12.6000003814697pt" style:font-style-complex="italic"/>
    </style:style>
    <style:style style:name="T3" style:family="text">
      <style:text-properties fo:color="#000000" style:font-name="Computer Modern" fo:font-size="15.1000003814697pt" style:font-size-asian="15.1000003814697pt" style:font-name-complex="Computer Modern" style:font-size-complex="15.1000003814697pt"/>
    </style:style>
    <style:style style:name="T4" style:family="text">
      <style:text-properties fo:color="#000000" style:font-name="Computer Modern" fo:font-size="8.69999980926514pt" fo:font-style="italic" style:font-size-asian="8.69999980926514pt" style:font-name-complex="Computer Modern" style:font-size-complex="8.69999980926514pt" style:font-style-complex="italic"/>
    </style:style>
    <style:style style:name="T5" style:family="text">
      <style:text-properties fo:color="#000000" style:font-name="Computer Modern" fo:font-size="8.69999980926514pt" style:font-size-asian="8.69999980926514pt" style:font-name-complex="Computer Modern" style:font-size-complex="8.69999980926514pt"/>
    </style:style>
    <style:style style:name="T6" style:family="text">
      <style:text-properties fo:color="#000000" style:font-name="Computer Modern" fo:font-size="5.80000019073486pt" fo:font-style="italic" style:font-size-asian="5.80000019073486pt" style:font-name-complex="Computer Modern" style:font-size-complex="5.8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216cm" svg:height="6.521cm" svg:x="0.206cm" svg:y="0.2cm" svg:viewBox="0 0 5217 6522" draw:points="0,0 0,6522 5217,6522 5217,0">
          <text:p/>
        </draw:polygon>
        <draw:frame draw:style-name="gr2" draw:text-style-name="P3" draw:layer="layout" svg:width="2.762cm" svg:height="0.518cm" svg:x="1.407cm" svg:y="2.02cm">
          <draw:text-box>
            <text:p text:style-name="P2"><text:span text:style-name="T1">Dynamics of</text:span></text:p>
          </draw:text-box>
        </draw:frame>
        <draw:polygon draw:style-name="gr1" draw:text-style-name="P1" draw:layer="layout" svg:width="2.934cm" svg:height="2.282cm" svg:x="1.347cm" svg:y="1.504cm" svg:viewBox="0 0 2935 2283" draw:points="0,0 0,2283 2935,2283 2935,0">
          <text:p/>
        </draw:polygon>
        <draw:frame draw:style-name="gr3" draw:text-style-name="P3" draw:layer="layout" svg:width="1.108cm" svg:height="0.518cm" svg:x="2.312cm" svg:y="2.647cm">
          <draw:text-box>
            <text:p text:style-name="P2"><text:span text:style-name="T1">(</text:span><text:span text:style-name="T2">q, ω</text:span><text:span text:style-name="T1">)</text:span></text:p>
          </draw:text-box>
        </draw:frame>
        <draw:frame draw:style-name="gr3" draw:text-style-name="P3" draw:layer="layout" svg:width="1.108cm" svg:height="0.518cm" svg:x="4.291cm" svg:y="2.032cm">
          <draw:text-box>
            <text:p text:style-name="P2"><text:span text:style-name="T1">(</text:span><text:span text:style-name="T2">q, ω</text:span><text:span text:style-name="T1">)</text:span></text:p>
          </draw:text-box>
        </draw:frame>
        <draw:frame draw:style-name="gr4" draw:text-style-name="P4" draw:layer="layout" svg:width="4.739cm" svg:height="0.623cm" svg:x="0.496cm" svg:y="0.27cm">
          <draw:text-box>
            <text:p text:style-name="P2"><text:span text:style-name="T3">Upper Subsystem</text:span></text:p>
          </draw:text-box>
        </draw:frame>
        <draw:polygon draw:style-name="gr1" draw:text-style-name="P1" draw:layer="layout" svg:width="2.608cm" svg:height="1.631cm" svg:x="1.51cm" svg:y="4.438cm" svg:viewBox="0 0 2609 1632" draw:points="0,0 0,1632 2609,1632 2609,0">
          <text:p/>
        </draw:polygon>
        <draw:frame draw:style-name="gr5" draw:text-style-name="P3" draw:layer="layout" svg:width="0.443cm" svg:height="0.496cm" svg:x="0.591cm" svg:y="2.14cm">
          <draw:text-box>
            <text:p text:style-name="P2"><text:span text:style-name="T2">u</text:span></text:p>
          </draw:text-box>
        </draw:frame>
        <draw:frame draw:style-name="gr6" draw:text-style-name="P4" draw:layer="layout" svg:width="4.731cm" svg:height="0.623cm" svg:x="9.516cm" svg:y="0.27cm">
          <draw:text-box>
            <text:p text:style-name="P2"><text:span text:style-name="T3">Lower Subsystem</text:span></text:p>
          </draw:text-box>
        </draw:frame>
        <draw:polygon draw:style-name="gr1" draw:text-style-name="P1" draw:layer="layout" svg:width="0.978cm" svg:height="0.978cm" svg:x="11.942cm" svg:y="1.178cm" svg:viewBox="0 0 979 979" draw:points="0,0 0,979 979,979 979,0">
          <text:p/>
        </draw:polygon>
        <draw:line draw:style-name="gr1" draw:text-style-name="P1" draw:layer="layout" svg:x1="10.312cm" svg:y1="1.667cm" svg:x2="11.942cm" svg:y2="1.667cm">
          <text:p/>
        </draw:line>
        <draw:polygon draw:style-name="gr7" draw:text-style-name="P5" draw:layer="layout" svg:width="0.285cm" svg:height="0.19cm" svg:x="11.657cm" svg:y="1.572cm" svg:viewBox="0 0 286 191" draw:points="286,96 0,0 0,191">
          <text:p/>
        </draw:polygon>
        <draw:path draw:style-name="gr1" draw:text-style-name="P1" draw:layer="layout" svg:width="0.326cm" svg:height="0.326cm" svg:x="14.713cm" svg:y="4.438cm" svg:viewBox="0 0 327 327" svg:d="M327 163c0-90-73-163-163-163-91 0-164 73-164 163s73 164 164 164c90 0 163-74 163-164z">
          <text:p/>
        </draw:path>
        <draw:frame draw:style-name="gr5" draw:text-style-name="P3" draw:layer="layout" svg:width="0.443cm" svg:height="0.496cm" svg:x="17.596cm" svg:y="3.974cm">
          <draw:text-box>
            <text:p text:style-name="P2"><text:span text:style-name="T2">h</text:span></text:p>
          </draw:text-box>
        </draw:frame>
        <draw:frame draw:style-name="gr8" draw:text-style-name="P6" draw:layer="layout" svg:width="0.341cm" svg:height="0.344cm" svg:x="17.846cm" svg:y="4.166cm">
          <draw:text-box>
            <text:p text:style-name="P2"><text:span text:style-name="T4">ref</text:span></text:p>
          </draw:text-box>
        </draw:frame>
        <draw:frame draw:style-name="gr5" draw:text-style-name="P3" draw:layer="layout" svg:width="0.443cm" svg:height="0.496cm" svg:x="13.23cm" svg:y="1.047cm">
          <draw:text-box>
            <text:p text:style-name="P2"><text:span text:style-name="T2">h</text:span></text:p>
          </draw:text-box>
        </draw:frame>
        <draw:frame draw:style-name="gr9" draw:text-style-name="P6" draw:layer="layout" svg:width="0.342cm" svg:height="0.361cm" svg:x="13.481cm" svg:y="1.011cm">
          <draw:text-box>
            <text:p text:style-name="P2"><text:span text:style-name="T5">[</text:span><text:span text:style-name="T4">I</text:span><text:span text:style-name="T5">]</text:span></text:p>
          </draw:text-box>
        </draw:frame>
        <draw:line draw:style-name="gr1" draw:text-style-name="P1" draw:layer="layout" svg:x1="16.018cm" svg:y1="4.601cm" svg:x2="15.039cm" svg:y2="4.601cm">
          <text:p/>
        </draw:line>
        <draw:polygon draw:style-name="gr7" draw:text-style-name="P5" draw:layer="layout" svg:width="0.286cm" svg:height="0.19cm" svg:x="15.039cm" svg:y="4.506cm" svg:viewBox="0 0 287 191" draw:points="0,95 287,191 287,0">
          <text:p/>
        </draw:polygon>
        <draw:polyline draw:style-name="gr1" draw:text-style-name="P1" draw:layer="layout" svg:width="1.956cm" svg:height="2.771cm" svg:x="12.92cm" svg:y="1.667cm" svg:viewBox="0 0 1957 2772" draw:points="0,0 1957,0 1957,2772">
          <text:p/>
        </draw:polyline>
        <draw:polygon draw:style-name="gr7" draw:text-style-name="P5" draw:layer="layout" svg:width="0.19cm" svg:height="0.285cm" svg:x="14.781cm" svg:y="4.153cm" svg:viewBox="0 0 191 286" draw:points="96,286 191,0 0,0">
          <text:p/>
        </draw:polygon>
        <draw:frame draw:style-name="gr10" draw:text-style-name="P7" draw:layer="layout" svg:width="0.462cm" svg:height="0.687cm" svg:x="13.481cm" svg:y="1.282cm">
          <draw:text-box>
            <text:p text:style-name="P2"><text:span text:style-name="T4">rw</text:span></text:p>
          </draw:text-box>
        </draw:frame>
        <draw:polyline draw:style-name="gr1" draw:text-style-name="P1" draw:layer="layout" svg:width="0.652cm" svg:height="2.608cm" svg:x="0.858cm" svg:y="2.645cm" svg:viewBox="0 0 653 2609" draw:points="653,2609 0,2609 0,0 490,0">
          <text:p/>
        </draw:polyline>
        <draw:polygon draw:style-name="gr7" draw:text-style-name="P5" draw:layer="layout" svg:width="0.285cm" svg:height="0.19cm" svg:x="1.062cm" svg:y="2.55cm" svg:viewBox="0 0 286 191" draw:points="286,96 0,0 0,191">
          <text:p/>
        </draw:polygon>
        <draw:polyline draw:style-name="gr1" draw:text-style-name="P1" draw:layer="layout" svg:width="0.652cm" svg:height="2.608cm" svg:x="4.118cm" svg:y="2.645cm" svg:viewBox="0 0 653 2609" draw:points="164,0 653,0 653,2609 0,2609">
          <text:p/>
        </draw:polyline>
        <draw:polygon draw:style-name="gr7" draw:text-style-name="P5" draw:layer="layout" svg:width="0.285cm" svg:height="0.19cm" svg:x="4.118cm" svg:y="5.158cm" svg:viewBox="0 0 286 191" draw:points="0,96 286,191 286,0">
          <text:p/>
        </draw:polygon>
        <draw:line draw:style-name="gr1" draw:text-style-name="P1" draw:layer="layout" svg:x1="14.713cm" svg:y1="4.601cm" svg:x2="13.898cm" svg:y2="4.601cm">
          <text:p/>
        </draw:line>
        <draw:polygon draw:style-name="gr7" draw:text-style-name="P5" draw:layer="layout" svg:width="0.286cm" svg:height="0.19cm" svg:x="13.898cm" svg:y="4.506cm" svg:viewBox="0 0 287 191" draw:points="0,95 287,191 287,0">
          <text:p/>
        </draw:polygon>
        <draw:frame draw:style-name="gr5" draw:text-style-name="P3" draw:layer="layout" svg:width="0.443cm" svg:height="0.496cm" svg:x="15.345cm" svg:y="4.512cm">
          <draw:text-box>
            <text:p text:style-name="P2"><text:span text:style-name="T2">−</text:span></text:p>
          </draw:text-box>
        </draw:frame>
        <draw:line draw:style-name="gr1" draw:text-style-name="P1" draw:layer="layout" svg:x1="4.281cm" svg:y1="1.667cm" svg:x2="6.074cm" svg:y2="1.667cm">
          <text:p/>
        </draw:line>
        <draw:polygon draw:style-name="gr7" draw:text-style-name="P5" draw:layer="layout" svg:width="0.285cm" svg:height="0.19cm" svg:x="5.789cm" svg:y="1.572cm" svg:viewBox="0 0 286 191" draw:points="286,96 0,0 0,191">
          <text:p/>
        </draw:polygon>
        <draw:line draw:style-name="gr1" draw:text-style-name="P1" draw:layer="layout" svg:x1="10.149cm" svg:y1="4.112cm" svg:x2="10.149cm" svg:y2="1.83cm">
          <text:p/>
        </draw:line>
        <draw:polygon draw:style-name="gr7" draw:text-style-name="P5" draw:layer="layout" svg:width="0.19cm" svg:height="0.286cm" svg:x="10.054cm" svg:y="1.83cm" svg:viewBox="0 0 191 287" draw:points="96,0 0,287 191,287">
          <text:p/>
        </draw:polygon>
        <draw:line draw:style-name="gr1" draw:text-style-name="P1" draw:layer="layout" svg:x1="18.3cm" svg:y1="4.601cm" svg:x2="17.159cm" svg:y2="4.601cm">
          <text:p/>
        </draw:line>
        <draw:polygon draw:style-name="gr7" draw:text-style-name="P5" draw:layer="layout" svg:width="0.285cm" svg:height="0.19cm" svg:x="17.159cm" svg:y="4.506cm" svg:viewBox="0 0 286 191" draw:points="0,95 286,191 286,0">
          <text:p/>
        </draw:polygon>
        <draw:line draw:style-name="gr1" draw:text-style-name="P1" draw:layer="layout" svg:x1="11.942cm" svg:y1="4.601cm" svg:x2="10.964cm" svg:y2="4.601cm">
          <text:p/>
        </draw:line>
        <draw:polygon draw:style-name="gr7" draw:text-style-name="P5" draw:layer="layout" svg:width="0.286cm" svg:height="0.19cm" svg:x="10.964cm" svg:y="4.506cm" svg:viewBox="0 0 287 191" draw:points="0,95 287,191 287,0">
          <text:p/>
        </draw:polygon>
        <draw:path draw:style-name="gr1" draw:text-style-name="P1" draw:layer="layout" svg:width="0.326cm" svg:height="0.326cm" svg:x="9.986cm" svg:y="1.504cm" svg:viewBox="0 0 327 327" svg:d="M327 163c0-90-74-163-164-163s-163 73-163 163 73 164 163 164 164-74 164-164z">
          <text:p/>
        </draw:path>
        <draw:line draw:style-name="gr1" draw:text-style-name="P1" draw:layer="layout" svg:x1="7.215cm" svg:y1="1.667cm" svg:x2="9.986cm" svg:y2="1.667cm">
          <text:p/>
        </draw:line>
        <draw:polygon draw:style-name="gr7" draw:text-style-name="P5" draw:layer="layout" svg:width="0.285cm" svg:height="0.19cm" svg:x="9.701cm" svg:y="1.572cm" svg:viewBox="0 0 286 191" draw:points="286,96 0,0 0,191">
          <text:p/>
        </draw:polygon>
        <draw:frame draw:style-name="gr5" draw:text-style-name="P3" draw:layer="layout" svg:width="0.443cm" svg:height="0.496cm" svg:x="4.538cm" svg:y="1.124cm">
          <draw:text-box>
            <text:p text:style-name="P2"><text:span text:style-name="T2">u</text:span></text:p>
          </draw:text-box>
        </draw:frame>
        <draw:frame draw:style-name="gr5" draw:text-style-name="P3" draw:layer="layout" svg:width="0.443cm" svg:height="0.496cm" svg:x="8.652cm" svg:y="1.152cm">
          <draw:text-box>
            <text:p text:style-name="P2"><text:span text:style-name="T2">u</text:span></text:p>
          </draw:text-box>
        </draw:frame>
        <draw:frame draw:style-name="gr9" draw:text-style-name="P6" draw:layer="layout" svg:width="0.342cm" svg:height="0.361cm" svg:x="8.899cm" svg:y="1.117cm">
          <draw:text-box>
            <text:p text:style-name="P2"><text:span text:style-name="T5">[</text:span><text:span text:style-name="T4">I</text:span><text:span text:style-name="T5">]</text:span></text:p>
          </draw:text-box>
        </draw:frame>
        <draw:frame draw:style-name="gr5" draw:text-style-name="P3" draw:layer="layout" svg:width="0.443cm" svg:height="0.496cm" svg:x="9.325cm" svg:y="1.583cm">
          <draw:text-box>
            <text:p text:style-name="P2"><text:span text:style-name="T2">−</text:span></text:p>
          </draw:text-box>
        </draw:frame>
        <draw:frame draw:style-name="gr5" draw:text-style-name="P3" draw:layer="layout" svg:width="0.443cm" svg:height="0.496cm" svg:x="9.745cm" svg:y="1.972cm">
          <draw:text-box>
            <text:p text:style-name="P2"><text:span text:style-name="T2">−</text:span></text:p>
          </draw:text-box>
        </draw:frame>
        <draw:frame draw:style-name="gr11" draw:text-style-name="P3" draw:layer="layout" svg:width="0.443cm" svg:height="0.518cm" svg:x="15.125cm" svg:y="3.774cm">
          <draw:text-box>
            <text:p text:style-name="P2"><text:span text:style-name="T1">+</text:span></text:p>
          </draw:text-box>
        </draw:frame>
        <draw:polygon draw:style-name="gr1" draw:text-style-name="P1" draw:layer="layout" svg:width="1.63cm" svg:height="0.978cm" svg:x="9.334cm" svg:y="4.112cm" svg:viewBox="0 0 1631 979" draw:points="0,979 0,0 1631,0 1631,979">
          <text:p/>
        </draw:polygon>
        <draw:polygon draw:style-name="gr1" draw:text-style-name="P1" draw:layer="layout" svg:width="1.956cm" svg:height="1.304cm" svg:x="11.942cm" svg:y="3.949cm" svg:viewBox="0 0 1957 1305" draw:points="0,1305 0,0 1957,0 1957,1305">
          <text:p/>
        </draw:polygon>
        <draw:polygon draw:style-name="gr1" draw:text-style-name="P1" draw:layer="layout" svg:width="7.825cm" svg:height="6.521cm" svg:x="8.03cm" svg:y="0.2cm" svg:viewBox="0 0 7826 6522" draw:points="0,0 0,6522 7826,6522 7826,0">
          <text:p/>
        </draw:polygon>
        <draw:polyline draw:style-name="gr1" draw:text-style-name="P1" draw:layer="layout" svg:width="1.467cm" svg:height="1.142cm" svg:x="8.682cm" svg:y="5.09cm" svg:viewBox="0 0 1468 1143" draw:points="0,1143 1468,1143 1468,0">
          <text:p/>
        </draw:polyline>
        <draw:polygon draw:style-name="gr7" draw:text-style-name="P5" draw:layer="layout" svg:width="0.19cm" svg:height="0.286cm" svg:x="10.054cm" svg:y="5.09cm" svg:viewBox="0 0 191 287" draw:points="96,0 0,287 191,287">
          <text:p/>
        </draw:polygon>
        <draw:polyline draw:style-name="gr1" draw:text-style-name="P1" draw:layer="layout" svg:width="2.771cm" svg:height="0.979cm" svg:x="10.149cm" svg:y="5.253cm" svg:viewBox="0 0 2772 980" draw:points="0,980 2772,980 2772,0">
          <text:p/>
        </draw:polyline>
        <draw:polygon draw:style-name="gr7" draw:text-style-name="P5" draw:layer="layout" svg:width="0.19cm" svg:height="0.286cm" svg:x="12.825cm" svg:y="5.253cm" svg:viewBox="0 0 191 287" draw:points="95,0 0,287 191,287">
          <text:p/>
        </draw:polygon>
        <draw:polygon draw:style-name="gr1" draw:text-style-name="P1" draw:layer="layout" svg:width="1.141cm" svg:height="0.978cm" svg:x="16.018cm" svg:y="4.112cm" svg:viewBox="0 0 1142 979" draw:points="0,490 1142,0 1142,979">
          <text:p/>
        </draw:polygon>
        <draw:frame draw:style-name="gr12" draw:text-style-name="P6" draw:layer="layout" svg:width="0.308cm" svg:height="0.344cm" svg:x="16.346cm" svg:y="4.417cm">
          <draw:text-box>
            <text:p text:style-name="P2"><text:span text:style-name="T4">R</text:span></text:p>
          </draw:text-box>
        </draw:frame>
        <draw:frame draw:style-name="gr13" draw:text-style-name="P8" draw:layer="layout" svg:width="0.205cm" svg:height="0.225cm" svg:x="16.579cm" svg:y="4.401cm">
          <draw:text-box>
            <text:p text:style-name="P2"><text:span text:style-name="T6">T</text:span></text:p>
          </draw:text-box>
        </draw:frame>
        <draw:polygon draw:style-name="gr1" draw:text-style-name="P1" draw:layer="layout" svg:width="1.141cm" svg:height="0.978cm" svg:x="6.074cm" svg:y="1.178cm" svg:viewBox="0 0 1142 979" draw:points="1142,490 0,979 0,0">
          <text:p/>
        </draw:polygon>
        <draw:frame draw:style-name="gr14" draw:text-style-name="P6" draw:layer="layout" svg:width="0.397cm" svg:height="0.361cm" svg:x="16.749cm" svg:y="4.417cm">
          <draw:text-box>
            <text:p text:style-name="P2"><text:span text:style-name="T5">(</text:span><text:span text:style-name="T4">q</text:span><text:span text:style-name="T5">)</text:span></text:p>
          </draw:text-box>
        </draw:frame>
        <draw:frame draw:style-name="gr12" draw:text-style-name="P6" draw:layer="layout" svg:width="0.308cm" svg:height="0.344cm" svg:x="6.1cm" svg:y="1.468cm">
          <draw:text-box>
            <text:p text:style-name="P2"><text:span text:style-name="T4">R</text:span></text:p>
          </draw:text-box>
        </draw:frame>
        <draw:frame draw:style-name="gr13" draw:text-style-name="P8" draw:layer="layout" svg:width="0.205cm" svg:height="0.225cm" svg:x="6.332cm" svg:y="1.451cm">
          <draw:text-box>
            <text:p text:style-name="P2"><text:span text:style-name="T6">T</text:span></text:p>
          </draw:text-box>
        </draw:frame>
        <draw:frame draw:style-name="gr14" draw:text-style-name="P6" draw:layer="layout" svg:width="0.397cm" svg:height="0.361cm" svg:x="6.503cm" svg:y="1.468cm">
          <draw:text-box>
            <text:p text:style-name="P2"><text:span text:style-name="T5">(</text:span><text:span text:style-name="T4">q</text:span><text:span text:style-name="T5">)</text:span></text:p>
          </draw:text-box>
        </draw:frame>
        <draw:frame draw:style-name="gr15" draw:text-style-name="P3" draw:layer="layout" svg:width="1.471cm" svg:height="0.518cm" svg:x="1.992cm" svg:y="4.628cm">
          <draw:text-box>
            <text:p text:style-name="P2"><text:span text:style-name="T1">Hybrid</text:span></text:p>
          </draw:text-box>
        </draw:frame>
        <draw:frame draw:style-name="gr16" draw:text-style-name="P3" draw:layer="layout" svg:width="2.131cm" svg:height="0.518cm" svg:x="1.776cm" svg:y="5.365cm">
          <draw:text-box>
            <text:p text:style-name="P2"><text:span text:style-name="T1">controller</text:span></text:p>
          </draw:text-box>
        </draw:frame>
        <draw:g>
          <svg:title>TexMaths</svg:title>
          <svg:desc>9§display§\bf{B}^{[I]}(t)§svg§600§FALSE§</svg:desc>
          <draw:polygon draw:style-name="gr17" draw:text-style-name="P9" draw:layer="layout" svg:width="0.912cm" svg:height="0.375cm" svg:x="8.828cm" svg:y="5.731cm" svg:viewBox="0 0 913 376" draw:points="456,376 0,376 0,0 913,0 913,376">
            <text:p/>
          </draw:polygon>
          <draw:path draw:style-name="gr18" draw:text-style-name="P5" draw:layer="layout" svg:width="0.226cm" svg:height="0.216cm" svg:x="8.84cm" svg:y="5.811cm" svg:viewBox="0 0 227 217" svg:d="M76 98v-83h58c32 0 38 25 38 40 0 24-16 43-47 43zM161 104c35-6 56-25 56-49 0-30-28-55-79-55h-138v15h35v188h-35v14h147c53 0 80-27 80-59 0-30-27-51-66-54zM134 203h-58v-93h62c6 0 21 0 31 14 11 13 11 31 11 34 0 4 0 45-46 45z">
            <text:p/>
          </draw:path>
          <draw:polygon draw:style-name="gr18" draw:text-style-name="P5" draw:layer="layout" svg:width="0.034cm" svg:height="0.221cm" svg:x="9.117cm" svg:y="5.731cm" svg:viewBox="0 0 35 222" draw:points="35,222 35,211 11,211 11,11 35,11 35,0 0,0 0,222">
            <text:p/>
          </draw:polygon>
          <draw:path draw:style-name="gr18" draw:text-style-name="P5" draw:layer="layout" svg:width="0.083cm" svg:height="0.151cm" svg:x="9.17cm" svg:y="5.745cm" svg:viewBox="0 0 84 152" svg:d="M59 12h25v-12c-11 1-30 1-41 1-13 0-31 0-43-1v12h25v128h-25v12c12 0 30 0 42 0s31 0 42 0v-12h-25z">
            <text:p/>
          </draw:path>
          <draw:polygon draw:style-name="gr18" draw:text-style-name="P5" draw:layer="layout" svg:width="0.034cm" svg:height="0.221cm" svg:x="9.272cm" svg:y="5.731cm" svg:viewBox="0 0 35 222" draw:points="35,0 0,0 0,11 24,11 24,211 0,211 0,222 35,222">
            <text:p/>
          </draw:polygon>
          <draw:path draw:style-name="gr18" draw:text-style-name="P5" draw:layer="layout" svg:width="0.073cm" svg:height="0.315cm" svg:x="9.384cm" svg:y="5.791cm" svg:viewBox="0 0 74 316" svg:d="M74 313c0 0 0-1-6-7-39-39-49-99-49-148 0-54 12-110 51-149 4-4 4-5 4-6 0-2-1-3-3-3-3 0-32 22-51 62-16 34-20 70-20 96 0 25 4 63 21 99 19 39 47 59 50 59 2 0 3 0 3-3z">
            <text:p/>
          </draw:path>
          <draw:path draw:style-name="gr18" draw:text-style-name="P5" draw:layer="layout" svg:width="0.114cm" svg:height="0.202cm" svg:x="9.482cm" svg:y="5.827cm" svg:viewBox="0 0 115 203" svg:d="M26 75v87c0 34 28 41 50 41 25 0 39-18 39-41v-17h-15v16c0 22-10 30-19 30-18 0-18-21-18-28v-88h46v-15h-46v-60h-15c-1 32-16 63-48 64v11z">
            <text:p/>
          </draw:path>
          <draw:path draw:style-name="gr18" draw:text-style-name="P5" draw:layer="layout" svg:width="0.073cm" svg:height="0.315cm" svg:x="9.635cm" svg:y="5.791cm" svg:viewBox="0 0 74 316" svg:d="M74 158c0-24-3-62-21-98-19-39-47-60-50-60-2 0-3 1-3 3 0 1 0 2 6 8 31 31 49 81 49 147 0 54-11 110-51 150-4 4-4 5-4 5 0 3 1 3 3 3 3 0 32-21 51-61 17-35 20-70 20-97z">
            <text:p/>
          </draw:path>
        </draw:g>
        <draw:g>
          <svg:title>TexMaths</svg:title>
          <svg:desc>9§display§\bf{B}^{[I]}(t)§svg§600§FALSE§</svg:desc>
          <draw:polygon draw:style-name="gr17" draw:text-style-name="P9" draw:layer="layout" svg:width="0.912cm" svg:height="0.375cm" svg:x="8.828cm" svg:y="5.731cm" svg:viewBox="0 0 913 376" draw:points="456,376 0,376 0,0 913,0 913,376">
            <text:p/>
          </draw:polygon>
          <draw:path draw:style-name="gr18" draw:text-style-name="P5" draw:layer="layout" svg:width="0.226cm" svg:height="0.216cm" svg:x="8.84cm" svg:y="5.811cm" svg:viewBox="0 0 227 217" svg:d="M76 98v-83h58c32 0 38 25 38 40 0 24-16 43-47 43zM161 104c35-6 56-25 56-49 0-30-28-55-79-55h-138v15h35v188h-35v14h147c53 0 80-27 80-59 0-30-27-51-66-54zM134 203h-58v-93h62c6 0 21 0 31 14 11 13 11 31 11 34 0 4 0 45-46 45z">
            <text:p/>
          </draw:path>
          <draw:polygon draw:style-name="gr18" draw:text-style-name="P5" draw:layer="layout" svg:width="0.034cm" svg:height="0.221cm" svg:x="9.117cm" svg:y="5.731cm" svg:viewBox="0 0 35 222" draw:points="35,222 35,211 11,211 11,11 35,11 35,0 0,0 0,222">
            <text:p/>
          </draw:polygon>
          <draw:path draw:style-name="gr18" draw:text-style-name="P5" draw:layer="layout" svg:width="0.083cm" svg:height="0.151cm" svg:x="9.17cm" svg:y="5.745cm" svg:viewBox="0 0 84 152" svg:d="M59 12h25v-12c-11 1-30 1-41 1-13 0-31 0-43-1v12h25v128h-25v12c12 0 30 0 42 0s31 0 42 0v-12h-25z">
            <text:p/>
          </draw:path>
          <draw:polygon draw:style-name="gr18" draw:text-style-name="P5" draw:layer="layout" svg:width="0.034cm" svg:height="0.221cm" svg:x="9.272cm" svg:y="5.731cm" svg:viewBox="0 0 35 222" draw:points="35,0 0,0 0,11 24,11 24,211 0,211 0,222 35,222">
            <text:p/>
          </draw:polygon>
          <draw:path draw:style-name="gr18" draw:text-style-name="P5" draw:layer="layout" svg:width="0.073cm" svg:height="0.315cm" svg:x="9.384cm" svg:y="5.791cm" svg:viewBox="0 0 74 316" svg:d="M74 313c0 0 0-1-6-7-39-39-49-99-49-148 0-54 12-110 51-149 4-4 4-5 4-6 0-2-1-3-3-3-3 0-32 22-51 62-16 34-20 70-20 96 0 25 4 63 21 99 19 39 47 59 50 59 2 0 3 0 3-3z">
            <text:p/>
          </draw:path>
          <draw:path draw:style-name="gr18" draw:text-style-name="P5" draw:layer="layout" svg:width="0.114cm" svg:height="0.202cm" svg:x="9.482cm" svg:y="5.827cm" svg:viewBox="0 0 115 203" svg:d="M26 75v87c0 34 28 41 50 41 25 0 39-18 39-41v-17h-15v16c0 22-10 30-19 30-18 0-18-21-18-28v-88h46v-15h-46v-60h-15c-1 32-16 63-48 64v11z">
            <text:p/>
          </draw:path>
          <draw:path draw:style-name="gr18" draw:text-style-name="P5" draw:layer="layout" svg:width="0.073cm" svg:height="0.315cm" svg:x="9.635cm" svg:y="5.791cm" svg:viewBox="0 0 74 316" svg:d="M74 158c0-24-3-62-21-98-19-39-47-60-50-60-2 0-3 1-3 3 0 1 0 2 6 8 31 31 49 81 49 147 0 54-11 110-51 150-4 4-4 5-4 5 0 3 1 3 3 3 3 0 32-21 51-61 17-35 20-70 20-97z">
            <text:p/>
          </draw:path>
        </draw:g>
        <draw:g>
          <svg:title>TexMaths</svg:title>
          <svg:desc>9§display§-\frac{\underline{B}^{[I] \times}(t)}{|\bf{B}^{[I]}(t)|^2}k_p§svg§600§FALSE§</svg:desc>
          <draw:polygon draw:style-name="gr17" draw:text-style-name="P9" draw:layer="layout" svg:width="1.863cm" svg:height="0.82cm" svg:x="11.966cm" svg:y="4.158cm" svg:viewBox="0 0 1864 821" draw:points="932,821 0,821 0,0 1864,0 1864,821">
            <text:p/>
          </draw:polygon>
          <draw:path draw:style-name="gr18" draw:text-style-name="P5" draw:layer="layout" svg:width="0.193cm" svg:height="0.013cm" svg:x="11.992cm" svg:y="4.591cm" svg:viewBox="0 0 194 14" svg:d="M183 14c5 0 11 0 11-8 0-6-6-6-11-6h-172c-5 0-11 0-11 6 0 8 6 8 11 8z">
            <text:p/>
          </draw:path>
          <draw:path draw:style-name="gr18" draw:text-style-name="P5" draw:layer="layout" svg:width="0.226cm" svg:height="0.216cm" svg:x="12.335cm" svg:y="4.246cm" svg:viewBox="0 0 227 217" svg:d="M37 192c-2 13-3 15-28 15-6 0-9 0-9 6 0 4 3 4 9 4h113c50 0 88-38 88-69 0-23-19-41-49-44 32-7 66-30 66-60 0-24-21-44-59-44h-107c-6 0-9 0-9 6 0 4 3 4 8 4 1 0 7 0 13 1 5 0 8 1 8 5 0 1 0 2-1 6zM86 101l19-79c3-11 4-12 17-12h41c28 0 35 19 35 32 0 29-27 59-66 59zM71 207c-4 0-5 0-7 0-3 0-4-1-4-3s0-2 2-8l22-89h59c31 0 37 24 37 38 0 31-28 62-66 62z">
            <text:p/>
          </draw:path>
          <draw:polygon draw:style-name="gr18" draw:text-style-name="P5" draw:layer="layout" svg:width="0.255cm" svg:height="0.013cm" svg:x="12.322cm" svg:y="4.5cm" svg:viewBox="0 0 256 14" draw:points="128,14 0,14 0,0 256,0 256,14">
            <text:p/>
          </draw:polygon>
          <draw:polygon draw:style-name="gr18" draw:text-style-name="P5" draw:layer="layout" svg:width="0.034cm" svg:height="0.222cm" svg:x="12.608cm" svg:y="4.158cm" svg:viewBox="0 0 35 223" draw:points="35,223 35,211 11,211 11,11 35,11 35,0 0,0 0,223">
            <text:p/>
          </draw:polygon>
          <draw:path draw:style-name="gr18" draw:text-style-name="P5" draw:layer="layout" svg:width="0.104cm" svg:height="0.151cm" svg:x="12.664cm" svg:y="4.173cm" svg:viewBox="0 0 105 152" svg:d="M78 17c2-7 2-9 19-9 5 0 8 0 8-4 0-3-1-4-3-4-5 0-11 1-16 1-4 0-10 0-15 0h-15c-5 0-11-1-15-1-1 0-5 0-5 5 0 3 3 3 7 3 1 0 5 0 9 1 4 0 6 0 6 3 0 1 0 2-1 5l-30 118c-1 7-2 9-19 9-6 0-8 0-8 5 0 0 0 3 4 3 6 0 23-1 30-1h15c5 0 11 1 15 1 2 0 5 0 5-5 0-3-3-3-7-3-1 0-5 0-9-1-5 0-5-1-5-3 0 0 0-1 0-5z">
            <text:p/>
          </draw:path>
          <draw:polygon draw:style-name="gr18" draw:text-style-name="P5" draw:layer="layout" svg:width="0.034cm" svg:height="0.222cm" svg:x="12.786cm" svg:y="4.158cm" svg:viewBox="0 0 35 223" draw:points="35,0 0,0 0,11 24,11 24,211 0,211 0,223 35,223">
            <text:p/>
          </draw:polygon>
          <draw:path draw:style-name="gr18" draw:text-style-name="P5" draw:layer="layout" svg:width="0.119cm" svg:height="0.119cm" svg:x="12.89cm" svg:y="4.209cm" svg:viewBox="0 0 120 120" svg:d="M117 11c2-2 3-4 3-5 0-4-3-6-6-6-2 0-3 1-5 4l-49 48-49-49c-2-2-3-3-5-3-4 0-6 2-6 6 0 2 1 2 4 5l48 49-48 48c-4 3-4 4-4 6 0 3 2 6 6 6 2 0 2-1 5-4l49-49 50 51c2 1 3 2 4 2 3 0 6-3 6-6 0-2-1-2-2-3 0-1-43-44-50-51z">
            <text:p/>
          </draw:path>
          <draw:path draw:style-name="gr18" draw:text-style-name="P5" draw:layer="layout" svg:width="0.073cm" svg:height="0.316cm" svg:x="13.095cm" svg:y="4.225cm" svg:viewBox="0 0 74 317" svg:d="M74 314c0-1 0-1-6-7-39-40-49-100-49-149 0-54 12-110 51-149 4-4 4-5 4-6 0-2-1-3-3-3-3 0-32 22-51 62-16 35-20 70-20 96s4 64 21 100c19 39 47 59 50 59 2 0 3-1 3-3z">
            <text:p/>
          </draw:path>
          <draw:path draw:style-name="gr18" draw:text-style-name="P5" draw:layer="layout" svg:width="0.097cm" svg:height="0.201cm" svg:x="13.194cm" svg:y="4.264cm" svg:viewBox="0 0 98 202" svg:d="M58 72h31c5 0 9 0 9-6 0-4-4-4-9-4h-28c11-45 13-51 13-53 0-6-4-9-9-9-1 0-10 0-13 12l-12 50h-31c-6 0-9 0-9 6 0 4 3 4 9 4h28c-23 90-24 95-24 101 0 17 12 29 29 29 33 0 51-46 51-49 0-2-3-2-4-2-3 0-3 0-5 4-13 33-31 40-42 40-6 0-9-4-9-14 0-8 0-10 2-15z">
            <text:p/>
          </draw:path>
          <draw:path draw:style-name="gr18" draw:text-style-name="P5" draw:layer="layout" svg:width="0.073cm" svg:height="0.316cm" svg:x="13.319cm" svg:y="4.225cm" svg:viewBox="0 0 74 317" svg:d="M74 158c0-24-3-62-21-98-19-39-47-60-50-60-2 0-3 1-3 3 0 1 0 2 6 8 31 31 49 81 49 147 0 54-11 111-51 150-4 5-4 5-4 6 0 2 1 3 3 3 3 0 32-22 51-62 17-35 20-70 20-97z">
            <text:p/>
          </draw:path>
          <draw:polygon draw:style-name="gr18" draw:text-style-name="P5" draw:layer="layout" svg:width="1.246cm" svg:height="0.013cm" svg:x="12.25cm" svg:y="4.591cm" svg:viewBox="0 0 1247 14" draw:points="623,14 0,14 0,0 1247,0 1247,14">
            <text:p/>
          </draw:polygon>
          <draw:path draw:style-name="gr18" draw:text-style-name="P5" draw:layer="layout" svg:width="0.013cm" svg:height="0.316cm" svg:x="12.288cm" svg:y="4.661cm" svg:viewBox="0 0 14 317" svg:d="M14 12c0-6 0-12-8-12-6 0-6 6-6 12v293c0 6 0 12 6 12 8 0 8-6 8-12z">
            <text:p/>
          </draw:path>
          <draw:path draw:style-name="gr18" draw:text-style-name="P5" draw:layer="layout" svg:width="0.226cm" svg:height="0.216cm" svg:x="12.35cm" svg:y="4.682cm" svg:viewBox="0 0 227 217" svg:d="M76 99v-84h58c32 0 37 25 37 40 0 24-15 44-46 44zM161 104c35-6 56-25 56-49 0-30-28-55-79-55h-138v15h35v188h-35v14h147c53 0 80-27 80-59 0-30-28-51-66-54zM134 203h-58v-93h62c6 0 20 0 31 14 11 13 11 31 11 34 0 4 0 45-46 45z">
            <text:p/>
          </draw:path>
          <draw:polygon draw:style-name="gr18" draw:text-style-name="P5" draw:layer="layout" svg:width="0.034cm" svg:height="0.222cm" svg:x="12.627cm" svg:y="4.641cm" svg:viewBox="0 0 35 223" draw:points="35,223 35,211 11,211 11,11 35,11 35,0 0,0 0,223">
            <text:p/>
          </draw:polygon>
          <draw:path draw:style-name="gr18" draw:text-style-name="P5" draw:layer="layout" svg:width="0.083cm" svg:height="0.152cm" svg:x="12.679cm" svg:y="4.656cm" svg:viewBox="0 0 84 153" svg:d="M59 12h25v-12c-11 1-30 1-42 1s-30 0-42-1v12h25v128h-25v13c12-1 30-1 42-1s31 0 42 1v-13h-25z">
            <text:p/>
          </draw:path>
          <draw:polygon draw:style-name="gr18" draw:text-style-name="P5" draw:layer="layout" svg:width="0.034cm" svg:height="0.222cm" svg:x="12.782cm" svg:y="4.641cm" svg:viewBox="0 0 35 223" draw:points="35,0 0,0 0,11 24,11 24,211 0,211 0,223 35,223">
            <text:p/>
          </draw:polygon>
          <draw:path draw:style-name="gr18" draw:text-style-name="P5" draw:layer="layout" svg:width="0.073cm" svg:height="0.316cm" svg:x="12.893cm" svg:y="4.661cm" svg:viewBox="0 0 74 317" svg:d="M74 314c0-1 0-1-6-7-39-40-49-100-49-149 0-54 12-110 51-149 4-4 4-5 4-6 0-2-1-3-3-3-3 0-32 22-51 62-16 35-20 70-20 96s4 64 21 100c19 39 47 59 50 59 2 0 3-1 3-3z">
            <text:p/>
          </draw:path>
          <draw:path draw:style-name="gr18" draw:text-style-name="P5" draw:layer="layout" svg:width="0.114cm" svg:height="0.203cm" svg:x="12.991cm" svg:y="4.698cm" svg:viewBox="0 0 115 204" svg:d="M26 76v87c0 34 28 41 50 41 25 0 39-19 39-42v-17h-15v16c0 22-10 30-19 30-18 0-18-20-18-28v-87h46v-16h-46v-60h-15c-1 32-16 63-48 64v12z">
            <text:p/>
          </draw:path>
          <draw:path draw:style-name="gr18" draw:text-style-name="P5" draw:layer="layout" svg:width="0.073cm" svg:height="0.316cm" svg:x="13.145cm" svg:y="4.661cm" svg:viewBox="0 0 74 317" svg:d="M74 158c0-24-3-62-21-98-19-39-47-60-50-60-2 0-3 1-3 3 0 1 0 2 6 8 31 31 49 81 49 147 0 54-11 111-51 150-4 5-4 5-4 6 0 2 1 3 3 3 3 0 32-22 51-62 17-35 20-70 20-97z">
            <text:p/>
          </draw:path>
          <draw:path draw:style-name="gr18" draw:text-style-name="P5" draw:layer="layout" svg:width="0.013cm" svg:height="0.316cm" svg:x="13.287cm" svg:y="4.661cm" svg:viewBox="0 0 14 317" svg:d="M14 12c0-6 0-12-8-12-6 0-6 6-6 12v293c0 6 0 12 6 12 8 0 8-6 8-12z">
            <text:p/>
          </draw:path>
          <draw:path draw:style-name="gr18" draw:text-style-name="P5" draw:layer="layout" svg:width="0.113cm" svg:height="0.145cm" svg:x="13.352cm" svg:y="4.662cm" svg:viewBox="0 0 114 146" svg:d="M114 95h-15c0 3-2 19-6 20-4 0-18 0-23 0h-30c12-8 24-18 37-26 18-11 37-23 37-46 0-26-25-43-61-43-30 0-53 12-53 33 0 13 11 17 17 17 8 0 18-5 18-17 0-11-8-15-9-15 8-5 18-6 21-6 19 0 34 12 34 32 0 16-12 31-25 42l-53 47c-3 3-3 3-3 7v6h106z">
            <text:p/>
          </draw:path>
          <draw:path draw:style-name="gr18" draw:text-style-name="P5" draw:layer="layout" svg:width="0.143cm" svg:height="0.223cm" svg:x="13.551cm" svg:y="4.457cm" svg:viewBox="0 0 144 224" svg:d="M73 4c0-1 0-4-3-4-7 0-31 3-39 3-3 1-7 1-7 6s3 5 8 5c16 0 16 2 16 5v6l-47 183c-1 4-1 5-1 7 0 8 6 9 9 9 5 0 9-3 11-7 2-2 16-61 18-69 11 0 37 5 37 26 0 2 0 4-2 7 0 4 0 8 0 11 0 19 12 32 29 32 10 0 18-5 25-17 8-14 11-31 11-32 0-4-3-4-3-4-4 0-4 2-5 6-6 24-13 40-28 40-6 0-10-4-10-15 0-5 2-13 3-18s1-7 1-10c0-21-20-29-47-33 10-6 20-16 27-24 15-16 30-30 46-30 2 0 2 0 3 0 3 1 4 1 6 3 1 0 1 1 1 1-15 1-18 13-18 17 0 5 4 12 13 12 8 0 17-8 17-20 0-9-7-20-22-20-8 0-23 3-46 28-10 12-23 25-35 30z">
            <text:p/>
          </draw:path>
          <draw:path draw:style-name="gr18" draw:text-style-name="P5" draw:layer="layout" svg:width="0.124cm" svg:height="0.14cm" svg:x="13.698cm" svg:y="4.626cm" svg:viewBox="0 0 125 141" svg:d="M17 125c-2 7-2 8-11 8-3 0-6 0-6 5 0 2 2 3 3 3 6 0 14-1 19-1 8 0 16 1 23 1 3 0 5-1 5-5 0-3-3-3-5-3-5 0-12 0-12-3 0 0 2-6 3-10 3-11 6-23 8-33 3 4 10 13 23 13 27 0 58-29 58-63 0-26-18-37-34-37-14 0-25 9-32 16-4-13-16-16-23-16-9 0-14 6-17 12-5 7-8 20-8 22 0 3 3 3 3 3 3 0 4-1 5-7 4-13 8-24 16-24 7 0 8 5 8 11 0 2-1 5-1 7zM59 27c13-18 24-21 31-21 9 0 17 7 17 22 0 9-5 32-12 45-6 11-17 21-28 21-16 0-19-17-19-19 0-1 0-3 0-4z">
            <text:p/>
          </draw:path>
        </draw:g>
        <draw:g>
          <svg:title>TexMaths</svg:title>
          <svg:desc>9§display§\underline{B}^{[I] \times}(t)§svg§600§FALSE§</svg:desc>
          <draw:polygon draw:style-name="gr17" draw:text-style-name="P9" draw:layer="layout" svg:width="1.102cm" svg:height="0.382cm" svg:x="9.626cm" svg:y="4.446cm" svg:viewBox="0 0 1103 383" draw:points="552,383 0,383 0,0 1103,0 1103,383">
            <text:p/>
          </draw:polygon>
          <draw:path draw:style-name="gr18" draw:text-style-name="P5" draw:layer="layout" svg:width="0.226cm" svg:height="0.215cm" svg:x="9.639cm" svg:y="4.534cm" svg:viewBox="0 0 227 216" svg:d="M37 192c-2 12-3 14-28 14-6 0-9 0-9 7 0 3 3 3 9 3h113c50 0 88-37 88-68 0-23-19-41-49-45 32-6 66-29 66-59 0-24-21-44-59-44h-107c-6 0-9 0-9 6 0 4 3 4 8 4 1 0 7 0 13 1 5 0 8 0 8 5 0 1 0 2-1 6zM86 101l19-79c3-11 4-12 17-12h41c28 0 35 19 35 32 0 28-27 59-66 59zM71 206c-4 0-5 0-7 0-3 0-4 0-4-3 0-1 0-2 2-8l22-88h59c31 0 37 24 37 37 0 32-28 62-66 62z">
            <text:p/>
          </draw:path>
          <draw:polygon draw:style-name="gr18" draw:text-style-name="P5" draw:layer="layout" svg:width="0.255cm" svg:height="0.013cm" svg:x="9.626cm" svg:y="4.787cm" svg:viewBox="0 0 256 14" draw:points="128,14 0,14 0,0 256,0 256,14">
            <text:p/>
          </draw:polygon>
          <draw:polygon draw:style-name="gr18" draw:text-style-name="P5" draw:layer="layout" svg:width="0.034cm" svg:height="0.221cm" svg:x="9.912cm" svg:y="4.446cm" svg:viewBox="0 0 35 222" draw:points="35,222 35,211 11,211 11,11 35,11 35,0 0,0 0,222">
            <text:p/>
          </draw:polygon>
          <draw:path draw:style-name="gr18" draw:text-style-name="P5" draw:layer="layout" svg:width="0.104cm" svg:height="0.151cm" svg:x="9.967cm" svg:y="4.461cm" svg:viewBox="0 0 105 152" svg:d="M78 17c2-7 2-9 19-9 5 0 8 0 8-4 0-3-1-4-3-4-5 0-11 1-16 1-4 0-10 0-15 0h-15c-5 0-11-1-15-1-1 0-5 0-5 5 0 3 3 3 7 3 1 0 5 0 9 1 4 0 6 0 6 2s0 3-1 6l-30 117c-1 8-2 10-19 10-6 0-8 0-8 5 0 0 0 3 4 3 6 0 23-1 30-1h15c5 0 11 1 15 1 2 0 5 0 5-5 0-3-3-3-7-3-1 0-5 0-9-1-5 0-5-1-5-3 0-1 0-1 0-5z">
            <text:p/>
          </draw:path>
          <draw:polygon draw:style-name="gr18" draw:text-style-name="P5" draw:layer="layout" svg:width="0.034cm" svg:height="0.221cm" svg:x="10.09cm" svg:y="4.446cm" svg:viewBox="0 0 35 222" draw:points="35,0 0,0 0,11 24,11 24,211 0,211 0,222 35,222">
            <text:p/>
          </draw:polygon>
          <draw:path draw:style-name="gr18" draw:text-style-name="P5" draw:layer="layout" svg:width="0.119cm" svg:height="0.118cm" svg:x="10.194cm" svg:y="4.497cm" svg:viewBox="0 0 120 119" svg:d="M117 11c2-2 3-4 3-5 0-4-3-6-6-6-2 0-3 1-5 4l-49 48-49-49c-2-2-3-3-5-3-4 0-6 2-6 6 0 2 1 2 4 5l48 49-48 48c-4 3-4 4-4 6s2 5 6 5c2 0 2 0 5-3l49-49 50 51c2 1 3 1 4 1 3 0 6-2 6-5s-1-3-2-3c0-1-43-44-50-51z">
            <text:p/>
          </draw:path>
          <draw:path draw:style-name="gr18" draw:text-style-name="P5" draw:layer="layout" svg:width="0.073cm" svg:height="0.315cm" svg:x="10.399cm" svg:y="4.513cm" svg:viewBox="0 0 74 316" svg:d="M74 313c0 0 0-1-6-7-39-39-49-99-49-148 0-55 12-110 51-149 4-4 4-5 4-6 0-2-1-3-3-3-3 0-32 22-51 62-16 34-20 69-20 96 0 25 4 63 21 99 19 39 47 59 50 59 2 0 3-1 3-3z">
            <text:p/>
          </draw:path>
          <draw:path draw:style-name="gr18" draw:text-style-name="P5" draw:layer="layout" svg:width="0.097cm" svg:height="0.201cm" svg:x="10.498cm" svg:y="4.552cm" svg:viewBox="0 0 98 202" svg:d="M58 72h31c5 0 9 0 9-7 0-3-4-3-9-3h-28c11-45 13-51 13-53 0-6-4-9-9-9-1 0-10 0-13 11l-12 51h-31c-6 0-9 0-9 6 0 4 3 4 9 4h28c-23 90-24 95-24 100 0 18 12 30 29 30 33 0 51-47 51-49 0-3-3-3-4-3-3 0-3 1-5 4-13 34-31 41-42 41-6 0-9-5-9-15 0-8 0-10 2-15z">
            <text:p/>
          </draw:path>
          <draw:path draw:style-name="gr18" draw:text-style-name="P5" draw:layer="layout" svg:width="0.073cm" svg:height="0.315cm" svg:x="10.623cm" svg:y="4.513cm" svg:viewBox="0 0 74 316" svg:d="M74 158c0-24-3-62-21-98-19-39-47-60-50-60-2 0-3 1-3 3 0 1 0 2 6 8 31 31 49 81 49 147 0 54-11 110-51 150-4 4-4 5-4 5 0 2 1 3 3 3 3 0 32-21 51-62 17-34 20-69 20-96z">
            <text:p/>
          </draw:path>
        </draw:g>
        <draw:g>
          <svg:title>TexMaths</svg:title>
          <svg:desc>9§display§\int§svg§600§FALSE§</svg:desc>
          <draw:polygon draw:style-name="gr17" draw:text-style-name="P9" draw:layer="layout" svg:width="0.316cm" svg:height="0.703cm" svg:x="12.265cm" svg:y="1.297cm" svg:viewBox="0 0 317 704" draw:points="159,704 0,704 0,0 317,0 317,704">
            <text:p/>
          </draw:polygon>
          <draw:path draw:style-name="gr18" draw:text-style-name="P5" draw:layer="layout" svg:width="0.281cm" svg:height="0.703cm" svg:x="12.283cm" svg:y="1.297cm" svg:viewBox="0 0 282 704" svg:d="M15 690c10 0 16-8 16-16 0-10-8-15-15-15-8 0-16 5-16 15 0 17 16 30 35 30 49 0 67-74 89-166 24-100 45-201 63-303 11-67 23-131 33-172 4-15 15-56 28-56 9 0 17 6 19 7-11 1-16 8-16 16 0 10 8 15 15 15 8 0 16-5 16-15 0-18-18-30-35-30-24 0-42 35-60 99 0 3-44 163-78 370-9 48-18 102-28 146-6 23-20 83-46 83-12 0-19-8-20-8z">
            <text:p/>
          </draw:path>
        </draw:g>
        <draw:g>
          <svg:title>TexMaths</svg:title>
          <svg:desc>9§display§\bf{m}^{[I]}_{mt}§svg§600§FALSE§</svg:desc>
          <draw:polygon draw:style-name="gr17" draw:text-style-name="P9" draw:layer="layout" svg:width="0.645cm" svg:height="0.413cm" svg:x="11.165cm" svg:y="4.037cm" svg:viewBox="0 0 646 414" draw:points="323,414 0,414 0,0 646,0 646,414">
            <text:p/>
          </draw:polygon>
          <draw:path draw:style-name="gr18" draw:text-style-name="P5" draw:layer="layout" svg:width="0.281cm" svg:height="0.142cm" svg:x="11.179cm" svg:y="4.225cm" svg:viewBox="0 0 282 143" svg:d="M22 30v98h-22v15c9 0 28-1 40-1 13 0 31 1 40 1v-15h-22v-66c0-35 28-50 47-50 11 0 18 6 18 31v85h-21v15c8 0 27-1 39-1s31 1 40 1v-15h-22v-66c0-35 28-50 48-50 10 0 17 6 17 31v85h-22v15c9 0 28-1 41-1 12 0 31 1 39 1v-15h-21v-82c0-33-17-46-49-46-29 0-46 16-54 30-6-29-36-30-48-30-27 0-45 14-55 35v-35l-55 3v14c19 0 22 0 22 13z">
            <text:p/>
          </draw:path>
          <draw:polygon draw:style-name="gr18" draw:text-style-name="P5" draw:layer="layout" svg:width="0.034cm" svg:height="0.222cm" svg:x="11.498cm" svg:y="4.037cm" svg:viewBox="0 0 35 223" draw:points="35,223 35,211 11,211 11,11 35,11 35,0 0,0 0,223">
            <text:p/>
          </draw:polygon>
          <draw:path draw:style-name="gr18" draw:text-style-name="P5" draw:layer="layout" svg:width="0.083cm" svg:height="0.152cm" svg:x="11.551cm" svg:y="4.051cm" svg:viewBox="0 0 84 153" svg:d="M59 12h25v-12c-11 1-30 1-42 1s-30 0-42-1v12h25v128h-25v13c12-1 30-1 42-1s31 0 42 1v-13h-25z">
            <text:p/>
          </draw:path>
          <draw:polygon draw:style-name="gr18" draw:text-style-name="P5" draw:layer="layout" svg:width="0.034cm" svg:height="0.222cm" svg:x="11.653cm" svg:y="4.037cm" svg:viewBox="0 0 35 223" draw:points="35,0 0,0 0,11 24,11 24,211 0,211 0,223 35,223">
            <text:p/>
          </draw:polygon>
          <draw:path draw:style-name="gr18" draw:text-style-name="P5" draw:layer="layout" svg:width="0.215cm" svg:height="0.099cm" svg:x="11.483cm" svg:y="4.35cm" svg:viewBox="0 0 216 100" svg:d="M201 33c0-28-19-33-38-33-21 0-35 10-42 21-6-20-25-21-37-21-26 0-39 16-44 23v-23l-40 1v13c13 0 15 0 15 9v65h-15v12c0 0 18-1 29-1s29 1 29 1v-12h-15v-43c0-26 24-35 36-35 10 0 15 5 15 22v56h-15v12c0 0 18-1 29-1s29 1 29 1v-12h-15v-43c0-26 23-35 36-35 11 0 15 5 15 22v56h-15v12c0 0 18-1 29-1 10 0 28 1 29 1v-12h-15z">
            <text:p/>
          </draw:path>
          <draw:path draw:style-name="gr18" draw:text-style-name="P5" draw:layer="layout" svg:width="0.088cm" svg:height="0.142cm" svg:x="11.704cm" svg:y="4.309cm" svg:viewBox="0 0 89 143" svg:d="M48 55h37v-12h-37v-43h-13c-1 21-11 44-35 45v10h20v60c0 21 18 28 38 28 17 0 31-10 31-28v-12h-13v11c0 15-10 17-14 17-13 0-14-11-14-1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1cm" fo:margin-right="0.1cm" fo:page-width="18.41cm" fo:page-height="6.9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0T18:44:38.777000000</dc:date>
    <meta:editing-duration>PT1H46M45S</meta:editing-duration>
    <meta:editing-cycles>9</meta:editing-cycles>
    <meta:generator>LibreOffice/6.0.3.2$Windows_X86_64 LibreOffice_project/8f48d515416608e3a835360314dac7e47fd0b821</meta:generator>
    <meta:document-statistic meta:object-count="128"/>
  </office:meta>
</office:document-meta>
</file>